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0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28pt" fo:text-shadow="none" fo:font-weight="bold" style:font-size-asian="28pt" style:font-weight-asian="bold" style:font-size-complex="28pt" style:font-weight-complex="bold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30pt" fo:text-shadow="none" fo:font-weight="bold" style:font-size-asian="30pt" style:font-weight-asian="bold" style:font-size-complex="30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0pt" fo:text-shadow="none" fo:font-weight="bold" style:font-name-asian="Segoe UI2" style:font-size-asian="30pt" style:font-weight-asian="bold" style:font-name-complex="Segoe UI2" style:font-size-complex="30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26pt" fo:text-shadow="none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color="#000000" fo:font-size="26pt" fo:text-shadow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none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Segoe UI" fo:font-size="28pt" fo:text-shadow="none" style:text-underline-style="solid" style:text-underline-width="auto" style:text-underline-color="font-color" fo:font-weight="bold" style:font-name-asian="Segoe UI2" style:font-size-asian="28pt" style:font-weight-asian="bold" style:font-name-complex="Segoe UI2" style:font-size-complex="28pt" style:font-weight-complex="bold"/>
    </style:style>
    <style:style style:name="T2" style:family="text">
      <style:text-properties fo:color="#000000" style:font-name="Segoe UI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3" style:family="text">
      <style:text-properties fo:color="#000000" style:font-name="Segoe UI" fo:font-size="18pt" fo:text-shadow="none" fo:font-weight="bold" style:font-name-asian="Segoe UI2" style:font-size-asian="18pt" style:font-weight-asian="bold" style:font-name-complex="Segoe UI2" style:font-size-complex="18pt" style:font-weight-complex="bold"/>
    </style:style>
    <style:style style:name="T4" style:family="text">
      <style:text-properties fo:color="#000000" style:font-name="Segoe UI" fo:font-size="30pt" fo:text-shadow="none" fo:font-weight="bold" style:font-name-asian="Segoe UI2" style:font-size-asian="30pt" style:font-weight-asian="bold" style:font-name-complex="Segoe UI2" style:font-size-complex="30pt" style:font-weight-complex="bold"/>
    </style:style>
    <style:style style:name="T5" style:family="text">
      <style:text-properties fo:color="#000000" style:font-name="Segoe UI" fo:font-size="20pt" fo:text-shadow="none" fo:font-weight="bold" style:font-name-asian="Segoe UI2" style:font-size-asian="20pt" style:font-weight-asian="bold" style:font-name-complex="Segoe UI2" style:font-size-complex="20pt" style:font-weight-complex="bold"/>
    </style:style>
    <style:style style:name="T6" style:family="text">
      <style:text-properties fo:color="#000000" style:font-name="Segoe UI" fo:font-size="29pt" fo:text-shadow="none" fo:font-weight="bold" style:font-name-asian="Segoe UI2" style:font-size-asian="29pt" style:font-weight-asian="bold" style:font-name-complex="Segoe UI2" style:font-size-complex="29pt" style:font-weight-complex="bold"/>
    </style:style>
    <style:style style:name="T7" style:family="text">
      <style:text-properties fo:color="#000000" style:font-name="Segoe UI" fo:font-size="26pt" fo:text-shadow="none" fo:font-weight="normal" style:font-name-asian="Segoe UI2" style:font-size-asian="26pt" style:font-weight-asian="normal" style:font-name-complex="Segoe UI2" style:font-size-complex="26pt" style:font-weight-complex="normal"/>
    </style:style>
    <style:style style:name="T8" style:family="text">
      <style:text-properties fo:color="#000000" style:font-name="Segoe UI Semibold" fo:font-size="20pt" fo:text-shadow="none" fo:font-weight="normal" style:font-name-asian="Segoe UI2" style:font-size-asian="20pt" style:font-weight-asian="normal" style:font-name-complex="Segoe UI2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2cm" svg:x="1.27cm" svg:y="0.762cm">
          <draw:text-box>
            <text:p text:style-name="P1"><text:span text:style-name="T1">Hymn #785</text:span></text:p>
            <text:p text:style-name="P1"><text:span text:style-name="T2">“</text:span><text:span text:style-name="T2">We Praise You, O Go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3.876cm" svg:height="7.478cm" svg:x="2.032cm" svg:y="0.904cm">
          <draw:text-box>
            <text:p text:style-name="P4"><text:span text:style-name="T3">1.</text:span></text:p>
            <text:p text:style-name="P4"><text:span text:style-name="T4">We praise You, O God, our Redeemer, Creator;</text:span><text:span text:style-name="T4"><text:line-break/></text:span><text:span text:style-name="T4">In grateful devotion our tribute we bring.</text:span><text:span text:style-name="T4"><text:line-break/></text:span><text:span text:style-name="T4">We lay it before You, we kneel and adore You;</text:span><text:span text:style-name="T4"><text:line-break/></text:span><text:span text:style-name="T4">We bless Your holy name, glad praises we s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5.908cm" svg:height="8.382cm" svg:x="1.016cm" svg:y="1.016cm">
          <draw:text-box>
            <text:p text:style-name="P4"><text:span text:style-name="T5">2.</text:span></text:p>
            <text:p text:style-name="P4"><text:span text:style-name="T4">We worship You, God of our fathers, we bless You;</text:span><text:span text:style-name="T4"><text:line-break/></text:span><text:span text:style-name="T6">Through trial and tempest our guide You have been.</text:span><text:span text:style-name="T4"><text:line-break/></text:span><text:span text:style-name="T4">When perils o’ertake us, You will not forsake us,</text:span><text:span text:style-name="T4"><text:line-break/></text:span><text:span text:style-name="T4">And with Your help, O Lord, our struggles we w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8" draw:layer="layout" svg:width="25.146cm" svg:height="12.254cm" svg:x="1.27cm" svg:y="0.781cm">
          <draw:text-box>
            <text:p text:style-name="P6"><text:span text:style-name="T5">3.</text:span></text:p>
            <text:p text:style-name="P6"><text:span text:style-name="T4">With voices united our praises we offer</text:span><text:span text:style-name="T4"><text:line-break/></text:span><text:span text:style-name="T4">And gladly our songs of thanksgiving we raise.</text:span><text:span text:style-name="T4"><text:line-break/></text:span><text:span text:style-name="T4">With You, Lord, beside us, </text:span></text:p>
            <text:p text:style-name="P6"><text:span text:style-name="T4">Your strong arm will guide us.</text:span><text:span text:style-name="T4"><text:line-break/></text:span><text:span text:style-name="T4">To You, our great Redeemer, forever be praise!</text:span></text:p>
            <text:p text:style-name="P7"><text:span text:style-name="T7"><text:line-break/></text:span><text:span text:style-name="T7"/></text:p>
            <text:p text:style-name="P7"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8:52:51.005000000</meta:creation-date>
    <dc:title>Hymn template</dc:title>
    <meta:editing-duration>PT1M34S</meta:editing-duration>
    <meta:editing-cycles>4</meta:editing-cycles>
    <meta:generator>LibreOffice/5.2.3.3$Windows_X86_64 LibreOffice_project/d54a8868f08a7b39642414cf2c8ef2f228f780cf</meta:generator>
    <meta:initial-creator>Arthur Hoch</meta:initial-creator>
    <dc:date>2016-11-21T12:47:37.163000000</dc:date>
    <meta:document-statistic meta:object-count="33"/>
    <meta:template xlink:type="simple" xlink:actuate="onRequest" xlink:title="Hymn template" xlink:href="../../AppData/Roaming/LibreOffice/4/user/template/Worship%20Templsates/Hymn%20template.otp" meta:date="2014-11-14T18:52:50.615000000"/>
  </office:meta>
</office:document-meta>
</file>